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nctor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orException.printStackTrace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unctorException.Functor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nctorException.FunctorException( Throwable root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nctorException.printStackTrace( PrintWriter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unctorException.FunctorException( String msg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nctor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orException.Functo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